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6456" calcext:value-type="float">
            <text:p>75.2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9608" calcext:value-type="float">
            <text:p>75.3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3784" calcext:value-type="float">
            <text:p>75.2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4912" calcext:value-type="float">
            <text:p>75.1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3472" calcext:value-type="float">
            <text:p>75.0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1112" calcext:value-type="float">
            <text:p>75.1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4832" calcext:value-type="float">
            <text:p>74.4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4416" calcext:value-type="float">
            <text:p>74.1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884" calcext:value-type="float">
            <text:p>74.5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216" calcext:value-type="float">
            <text:p>74.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084" calcext:value-type="float">
            <text:p>71.4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5352" calcext:value-type="float">
            <text:p>71.0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9376" calcext:value-type="float">
            <text:p>71.9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9632" calcext:value-type="float">
            <text:p>70.9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6336" calcext:value-type="float">
            <text:p>70.5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6336" calcext:value-type="float">
            <text:p>70.5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7888" calcext:value-type="float">
            <text:p>69.2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5264" calcext:value-type="float">
            <text:p>68.0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6216" calcext:value-type="float">
            <text:p>65.7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8128" calcext:value-type="float">
            <text:p>63.5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6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6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332" calcext:value-type="float">
            <text:p>57.0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6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6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